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3bc15" officeooo:paragraph-rsid="001d1887"/>
    </style:style>
    <style:style style:name="P2" style:family="paragraph" style:parent-style-name="Standard">
      <style:text-properties officeooo:rsid="001d1887" officeooo:paragraph-rsid="001d1887"/>
    </style:style>
    <style:style style:name="P3" style:family="paragraph" style:parent-style-name="Standard">
      <style:text-properties officeooo:rsid="001ee165" officeooo:paragraph-rsid="001ee165"/>
    </style:style>
    <style:style style:name="T1" style:family="text">
      <style:text-properties officeooo:rsid="0018e789"/>
    </style:style>
    <style:style style:name="T2" style:family="text">
      <style:text-properties officeooo:rsid="001d1887"/>
    </style:style>
    <style:style style:name="T3" style:family="text">
      <style:text-properties officeooo:rsid="001ee165"/>
    </style:style>
    <style:style style:name="T4" style:family="text">
      <style:text-properties style:text-position="super 58%"/>
    </style:style>
    <style:style style:name="T5"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text:span text:style-name="T2">7</text:span> <text:span text:style-name="T1">May</text:span> 2020</text:p>
      <text:p text:style-name="P1">Group I</text:p>
      <text:p text:style-name="P1">Present: Alex, Colin, Mariah, Peter, Stefan </text:p>
      <text:p text:style-name="P1">Absent: </text:p>
      <text:p text:style-name="P1">Started: <text:span text:style-name="T2">4:00</text:span> PM</text:p>
      <text:p text:style-name="P1"/>
      <text:p text:style-name="P2">This meeting was focused on team members reviewing and troubleshooting their individual efforts in terms of new features being added, and repairing previous issues. </text:p>
      <text:p text:style-name="P2"/>
      <text:p text:style-name="P2">All members were present for this meeting.</text:p>
      <text:p text:style-name="P2"/>
      <text:p text:style-name="P2">Stefan and Alex began the meetings by showing the group their timer that had been added to the game frame. It used a Swing Timer to delay a SetText update for a JLabel, that made use of a incremented long float variable. They noted that they had to use an odd initializer for this variable so as to make the timer appear as though the user started at 00:00:00 for each fresh start.</text:p>
      <text:p text:style-name="P2"/>
      <text:p text:style-name="P2">All members liked the timer, and moved forward with a win solution. Mariah and Peter had worked on building a Win Check class, but had yet to figure out how to display a message when ALL pieces where in the correct position. Stefan and Colin suggested using a boolean check variable that is set to false unless all pieces of the game line up to a correct solution. Mariah and Peter agreed to implement that.</text:p>
      <text:p text:style-name="P2"/>
      <text:p text:style-name="P2">Stefan showed the group his progress on migrating most file operations to a new class. GameWindow was already becoming less bloated, and many of the issues from the previous program had been fixed. Stefan noted that he was having some issues with loading a played file if not default was present. Default files loaded nicely though. He agreed to continue working on this. </text:p>
      <text:p text:style-name="P2"/>
      <text:p text:style-name="P2">Alex and Colin offered to help w<text:span text:style-name="T3">h</text:span>ere they coul<text:span text:style-name="T3">d with this file issues, and Stefan agreed to keep them updated.</text:span></text:p>
      <text:p text:style-name="P2"/>
      <text:p text:style-name="P3">All members agreed to meet again on the 11<text:span text:style-name="T4">th</text:span> to finalize all changes that they had made, and attempt to crush any bugs in the process.</text:p>
      <text:p text:style-name="P3"/>
      <text:p text:style-name="P3">Meeting end: <text:s/>5:05 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6T10:35:27.176711107</meta:creation-date>
    <dc:date>2020-05-06T10:50:21.762575785</dc:date>
    <meta:editing-duration>PT3M34S</meta:editing-duration>
    <meta:editing-cycles>1</meta:editing-cycles>
    <meta:generator>LibreOffice/5.2.7.2$Linux_X86_64 LibreOffice_project/20m0$Build-2</meta:generator>
    <meta:document-statistic meta:table-count="0" meta:image-count="0" meta:object-count="0" meta:page-count="1" meta:paragraph-count="13" meta:word-count="308" meta:character-count="1726" meta:non-whitespace-character-count="1426"/>
  </office:meta>
</office:document-meta>
</file>